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3C00000190F23CEF50B09A879C.png" manifest:media-type="image/png"/>
  <manifest:file-entry manifest:full-path="Pictures/100002010000000B0000000CF9E81A6368ECEEF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ousPro" svg:font-family="AnonymousPro" style:font-family-generic="roman" style:font-pitch="variable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Helvetica Light" svg:font-family="'Helvetica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paragraph-properties fo:text-align="start" style:justify-single-word="false"/>
    </style:style>
    <style:style style:name="P2" style:family="paragraph" style:parent-style-name="Title" style:master-page-name="Standard">
      <style:paragraph-properties fo:text-align="center" style:justify-single-word="false" style:page-number="auto"/>
      <style:text-properties style:text-position="15% 100%" fo:language="en" fo:country="US" officeooo:paragraph-rsid="0007ba47"/>
    </style:style>
    <style:style style:name="P3" style:family="paragraph" style:parent-style-name="Body">
      <style:paragraph-properties fo:text-align="start" style:justify-single-word="false"/>
    </style:style>
    <style:style style:name="P4" style:family="paragraph" style:parent-style-name="Body" style:list-style-name="WWNum2">
      <style:paragraph-properties fo:text-align="start" style:justify-single-word="false"/>
    </style:style>
    <style:style style:name="P5" style:family="paragraph" style:parent-style-name="Body">
      <style:paragraph-properties fo:text-align="start" style:justify-single-word="false"/>
      <style:text-properties fo:language="en" fo:country="US"/>
    </style:style>
    <style:style style:name="P6" style:family="paragraph" style:parent-style-name="Body" style:list-style-name="WWNum2">
      <style:paragraph-properties fo:text-align="start" style:justify-single-word="false"/>
      <style:text-properties fo:language="en" fo:country="US"/>
    </style:style>
    <style:style style:name="P7" style:family="paragraph" style:parent-style-name="Body">
      <style:paragraph-properties fo:text-align="start" style:justify-single-word="false"/>
      <style:text-properties officeooo:rsid="0007ba47" officeooo:paragraph-rsid="0007ba47"/>
    </style:style>
    <style:style style:name="P8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officeooo:rsid="0008d927"/>
    </style:style>
    <style:style style:name="fr1" style:family="graphic" style:parent-style-name="Graphics">
      <style:graphic-properties fo:margin-left="0.1665in" fo:margin-right="0.1665in" fo:margin-top="0.1665in" fo:margin-bottom="0.1665in" style:run-through="foreground" style:wrap="parallel" style:number-wrapped-paragraphs="no-limit" style:wrap-contour="true" style:wrap-contour-mode="full" style:vertical-pos="middle" style:vertical-rel="baseline" style:horizontal-pos="from-left" style:horizontal-rel="paragraph" fo:background-color="transparent" draw:fill="none" draw:fill-color="#ffffff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Your TurnKey Mayan EDMS system has a few out of the box extras:</text:p>
      <text:p text:style-name="P1"/>
      <text:list xml:id="list862339151821118944" text:style-name="WWNum2">
        <text:list-item>
          <text:p text:style-name="P6">Shell In a Box - Console access</text:p>
          <text:list>
            <text:list-item>
              <text:list>
                <text:list-item>
                  <text:list>
                    <text:list-item>
                      <text:p text:style-name="P6">Access by pointing your browser at: https://your-ip-address:1232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Webmin - System administration</text:p>
          <text:list>
            <text:list-item>
              <text:list>
                <text:list-item>
                  <text:list>
                    <text:list-item>
                      <text:p text:style-name="P6">Access by pointing your browser at: https://your-ip-address:1232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Adminer - Database administration (PostgreSQL)</text:p>
          <text:list>
            <text:list-item>
              <text:list>
                <text:list-item>
                  <text:list>
                    <text:list-item>
                      <text:p text:style-name="P4"><text:span text:style-name="T1">Access by pointing your browser at: </text:span><text:a xlink:type="simple" xlink:href="https://your-ip-address:12322/" text:style-name="Internet_20_link" text:visited-style-name="Visited_20_Internet_20_Link"><text:span text:style-name="Hyperlink.0"><text:span text:style-name="T1">https://your-ip-address:12322</text:span>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Heading_20_2"/>
      <text:p text:style-name="Heading_20_2"/>
      <text:p text:style-name="Heading_20_2">SSL - Certificates </text:p>
      <text:p text:style-name="P1"/>
      <text:p text:style-name="P5">Your self generated certificate is located:</text:p>
      <text:p text:style-name="P1"/>
      <text:p text:style-name="P1">ssl_certificate <text:s text:c="5"/>/etc/ssl/private/cert.pem;</text:p>
      <text:p text:style-name="P5">ssl_certificate_key <text:s/>/etc/ssl/private/cert.key;</text:p>
      <text:p text:style-name="P1"/>
      <text:p text:style-name="P5">You can swap this out with one purchased from an online CA, or an internal CA</text:p>
      <text:p text:style-name="P1"/>
      <text:p text:style-name="P1"/>
      <text:p text:style-name="P1"/>
      <text:p text:style-name="P1"/>
      <text:p text:style-name="P1"/>
      <text:p text:style-name="P1"/>
      <text:p text:style-name="Heading_20_2">Other information:</text:p>
      <text:p text:style-name="P7">TurnKey specific documents like the source for this document and the SQL demo data <text:s/>can be found at the following location: <text:s text:c="2"/>/usr/share/tkl-mayan-<text:span text:style-name="T2">edms</text:span></text:p>
      <text:p text:style-name="P1"/>
      <text:p text:style-name="P1"/>
      <text:p text:style-name="P5">Release notes for TurnKey Mayan EDMS:</text:p>
      <text:p text:style-name="P5">https://www.turnkeylinux.org/mayan-ed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onymousPro" svg:font-family="AnonymousPro" style:font-family-generic="roman" style:font-pitch="variable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Helvetica Light" svg:font-family="'Helvetica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default-outline-level="" style:class="chapter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ing_20_3" style:display-name="Heading 3" style:family="paragraph" style:parent-style-name="Heading" style:next-style-name="Body" style:default-outline-level="3" style:list-style-name="" style:class="text">
      <loext:graphic-properties draw:fill="solid" draw:fill-color="#ffffff"/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padding="0in" fo:border-left="none" fo:border-right="none" fo:border-top="0.51pt solid #515151" fo:border-bottom="none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family-generic="swiss" style:font-pitch="variable" fo:font-size="14pt" fo:letter-spacing="0.0035in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Hyperlink.0" style:family="text" style:parent-style-name="Internet_20_link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6.5pt" fo:letter-spacing="normal" style:letter-kerning="false" style:font-size-asian="6.5pt" style:font-size-complex="6.5pt" style:text-scale="100%" style:font-relief="non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ag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image text:level="1" xlink:href="Pictures/100002010000000B0000000CF9E81A6368ECEEF9.png" xlink:type="simple" xlink:show="embed" xlink:actuate="onLoad">
        <style:list-level-properties text:list-level-position-and-space-mode="label-alignment" style:vertical-pos="middle" style:vertical-rel="line" fo:width="0.102in" fo:height="0.1098in">
          <style:list-level-label-alignment text:label-followed-by="listtab" fo:text-indent="-0.122in" fo:margin-left="0.122in"/>
        </style:list-level-properties>
      </text:list-level-style-image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22in" fo:margin-left="0.2472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1252in" fo:margin-left="0.3752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1252in" fo:margin-left="0.5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1252in" fo:margin-left="0.6252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1252in" fo:margin-left="0.7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1252in" fo:margin-left="0.8752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1252in" fo:margin-left="1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1252in" fo:margin-left="1.125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image text:level="1" xlink:href="Pictures/100002010000000B0000000CF9E81A6368ECEEF9.png" xlink:type="simple" xlink:show="embed" xlink:actuate="onLoad">
        <style:list-level-properties text:list-level-position-and-space-mode="label-alignment" style:vertical-pos="middle" style:vertical-rel="line" fo:width="0.102in" fo:height="0.1098in">
          <style:list-level-label-alignment text:label-followed-by="listtab" fo:text-indent="-0.122in" fo:margin-left="0.122in"/>
        </style:list-level-properties>
      </text:list-level-style-image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22in" fo:margin-left="0.2472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252in" fo:margin-left="0.3752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252in" fo:margin-left="0.5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252in" fo:margin-left="0.6252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252in" fo:margin-left="0.75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252in" fo:margin-left="0.8752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252in" fo:margin-left="1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252in" fo:margin-left="1.125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 style:master-page-name="Standard">
      <style:paragraph-properties fo:text-align="center" style:justify-single-word="false" style:page-number="auto"/>
      <style:text-properties style:text-position="15% 100%" fo:language="en" fo:country="US" officeooo:paragraph-rsid="0007ba47"/>
    </style:style>
    <style:style style:name="Mfr1" style:family="graphic" style:parent-style-name="Graphics">
      <style:graphic-properties fo:margin-left="0.1665in" fo:margin-right="0.1665in" fo:margin-top="0.1665in" fo:margin-bottom="0.1665in" style:run-through="foreground" style:wrap="parallel" style:number-wrapped-paragraphs="no-limit" style:wrap-contour="true" style:wrap-contour-mode="full" style:vertical-pos="middle" style:vertical-rel="baseline" style:horizontal-pos="from-left" style:horizontal-rel="paragraph" fo:background-color="transparent" draw:fill="none" draw:fill-color="#ffffff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5in" fo:page-height="11in" style:num-format="1" style:print-orientation="portrait" fo:margin-top="0.5in" fo:margin-bottom="0.6in" fo:margin-left="1in" fo:margin-right="1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TurnKey Mayan EDMS<text:line-break/><draw:frame draw:style-name="Mfr1" draw:name="officeArt object" text:anchor-type="as-char" svg:width="6.5in" svg:height="2.3984in" draw:z-index="0"><draw:image xlink:href="Pictures/100002010000043C00000190F23CEF50B09A879C.png" xlink:type="simple" xlink:show="embed" xlink:actuate="onLoad"/><draw:contour-polygon svg:width="7.5295in" svg:height="2.7807in" svg:viewBox="0 0 19125 7063" draw:points="13,0 19138,0 19138,7063 13,7063" draw:recreate-on-edit="false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MacOSX_X86_64 LibreOffice_project/07ac168c60a517dba0f0d7bc7540f5afa45f0909</meta:generator>
    <dc:date>2016-10-29T14:09:51.126416000</dc:date>
    <meta:editing-duration>PT12M19S</meta:editing-duration>
    <meta:editing-cycles>2</meta:editing-cycles>
    <meta:document-statistic meta:table-count="0" meta:image-count="1" meta:object-count="0" meta:page-count="1" meta:paragraph-count="17" meta:word-count="119" meta:character-count="868" meta:non-whitespace-character-count="761"/>
  </office:meta>
</office:document-meta>
</file>